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254cm"/>
    </style:style>
    <style:style style:name="co4" style:family="table-column">
      <style:table-column-properties fo:break-before="auto" style:column-width="8.229cm"/>
    </style:style>
    <style:style style:name="co5" style:family="table-column">
      <style:table-column-properties fo:break-before="auto" style:column-width="7.248cm"/>
    </style:style>
    <style:style style:name="co6" style:family="table-column">
      <style:table-column-properties fo:break-before="auto" style:column-width="7.4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Quantità</text:p>
          </table:table-cell>
          <table:table-cell table:style-name="ce1" office:value-type="string" calcext:value-type="string">
            <text:p>Prezzo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ettagli</text:p>
          </table:table-cell>
          <table:table-cell table:style-name="ce4"/>
          <table:table-cell table:style-name="ce1" table:number-columns-repeated="1018"/>
        </table:table-row>
        <table:table-row table:style-name="ro1">
          <table:table-cell office:value-type="string" calcext:value-type="string">
            <text:p>AMS1117-3.3v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https://it.aliexpress.com/item/1005004100090472.html?spm=a2g0o.productlist.main.3.20676d30HeXjLX&amp;algo_pvid=dafe6d8c-a337-4272-a13a-ef033fe9a1e9&amp;algo_exp_id=dafe6d8c-a337-4272-a13a-ef033fe9a1e9-1&amp;pdp_npi=3%40dis%21EUR%211.02%211.0%21%21%21%21%21%40212250c216806119464158539d0707%2112000028030331303%21sea%21IT%213240397710&amp;curPageLogUid=B1eJh4ZQaga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CU80N03A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,62</text:p>
          </table:table-cell>
          <table:table-cell table:style-name="ce3" office:value-type="string" calcext:value-type="string">
            <text:p>https://www.digikey.it/it/products/detail/micro-commercial-co/MCU80N03-TP/10222556</text:p>
          </table:table-cell>
          <table:table-cell office:value-type="string" calcext:value-type="string">
            <text:p>con digikey sono 18 euro di spedizione</text:p>
          </table:table-cell>
          <table:table-cell office:value-type="string" calcext:value-type="string">
            <text:p>Trovato sostituto: <text:a xlink:href="https://it.aliexpress.com/item/1005001821066725.html?spm=a2g0o.productlist.main.3.20f46348QYV9OE&amp;algo_pvid=206461ce-9749-4d43-b7f6-fb3bed64decf&amp;algo_exp_id=206461ce-9749-4d43-b7f6-fb3bed64decf-1&amp;pdp_npi=3%40dis%21EUR%2111.42%2110.28%21%21%21%21%21%40211bd8be16806853381927677d06df%2112000017742705588%21sea%21IT%213240397710&amp;curPageLogUid=xtOSuGozHsAI" xlink:type="simple">https://it.aliexpress.com/item/1005001821066725.html?spm=a2g0o.productlist.main.3.20f46348QYV9OE&amp;algo_pvid=206461ce-9749-4d43-b7f6-fb3bed64decf&amp;algo_exp_id=206461ce-9749-4d43-b7f6-fb3bed64decf-1&amp;pdp_npi=3%40dis%21EUR%2111.42%2110.28%21%21%21%21%21%40211bd8be16806853381927677d06df%2112000017742705588%21sea%21IT%213240397710&amp;curPageLogUid=xtOSuGozHsAI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380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table:style-name="ce3" office:value-type="string" calcext:value-type="string">
            <text:p>https://it.aliexpress.com/item/1005001792234425.html?spm=a2g0o.productlist.main.1.e0e7695eStKboe&amp;algo_pvid=44d4c033-0a04-43d3-97b3-741c6542543b&amp;algo_exp_id=44d4c033-0a04-43d3-97b3-741c6542543b-0&amp;pdp_npi=3%40dis%21EUR%213.81%211.9%21%21%21%21%21%4021227e5116806120025734055d070b%2112000017589963324%21sea%21IT%213240397710&amp;curPageLogUid=dO500F2KF1n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4.7nF 1206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,31</text:p>
          </table:table-cell>
          <table:table-cell table:style-name="ce3" office:value-type="string" calcext:value-type="string">
            <text:p>https://it.aliexpress.com/item/1005005122325608.html?spm=a2g0o.productlist.main.11.319a75acTZqfOL&amp;algo_pvid=1f0e5314-1824-4bcc-98d2-a93047accc1d&amp;algo_exp_id=1f0e5314-1824-4bcc-98d2-a93047accc1d-5&amp;pdp_npi=3%40dis%21EUR%211.56%211.28%21%21%21%21%21%40211be10916806282311836993d06d9%2112000031745710058%21sea%21IT%213240397710&amp;curPageLogUid=u0hV7GQThZb2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100nF 1206</text:p>
          </table:table-cell>
          <table:table-cell office:value-type="float" office:value="3" calcext:value-type="float">
            <text:p>3</text:p>
          </table:table-cell>
          <table:table-cell office:value-type="float" office:value="1.31" calcext:value-type="float">
            <text:p>1,31</text:p>
          </table:table-cell>
          <table:table-cell table:style-name="ce3" office:value-type="string" calcext:value-type="string">
            <text:p>https://it.aliexpress.com/item/1005005122325608.html?spm=a2g0o.productlist.main.11.319a75acTZqfOL&amp;algo_pvid=1f0e5314-1824-4bcc-98d2-a93047accc1d&amp;algo_exp_id=1f0e5314-1824-4bcc-98d2-a93047accc1d-5&amp;pdp_npi=3%40dis%21EUR%211.56%211.28%21%21%21%21%21%40211be10916806282311836993d06d9%2112000031745710058%21sea%21IT%213240397710&amp;curPageLogUid=u0hV7GQThZb2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10uF 2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22uF 2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470uF 8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1mF 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10k 12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i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2.7 120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style-name="ce3" office:value-type="string" calcext:value-type="string">
            <text:p>https://it.aliexpress.com/item/1005001794416354.html?spm=a2g0o.productlist.main.1.3be152a9oFSloL&amp;algo_pvid=1a7c9591-0f29-43d1-bcb0-ee0043308763&amp;algo_exp_id=1a7c9591-0f29-43d1-bcb0-ee0043308763-0&amp;pdp_npi=3%40dis%21EUR%210.71%210.6%21%21%21%21%21%40211bf04a16806286009132647d0710%2112000017596091297%21sea%21IT%213240397710&amp;curPageLogUid=4dRcQbsStMsj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1k 12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Ci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100k 120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style-name="ce3" office:value-type="string" calcext:value-type="string">
            <text:p>https://it.aliexpress.com/item/1005001794416354.html?spm=a2g0o.productlist.main.1.3be152a9oFSloL&amp;algo_pvid=1a7c9591-0f29-43d1-bcb0-ee0043308763&amp;algo_exp_id=1a7c9591-0f29-43d1-bcb0-ee0043308763-0&amp;pdp_npi=3%40dis%21EUR%210.71%210.6%21%21%21%21%21%40211bf04a16806286009132647d0710%2112000017596091297%21sea%21IT%213240397710&amp;curPageLogUid=4dRcQbsStMsj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200k 1206 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table:style-name="ce3" office:value-type="string" calcext:value-type="string">
            <text:p>https://it.aliexpress.com/item/1005001794416354.html?spm=a2g0o.productlist.main.1.3be152a9oFSloL&amp;algo_pvid=1a7c9591-0f29-43d1-bcb0-ee0043308763&amp;algo_exp_id=1a7c9591-0f29-43d1-bcb0-ee0043308763-0&amp;pdp_npi=3%40dis%21EUR%210.71%210.6%21%21%21%21%21%40211bf04a16806286009132647d0710%2112000017596091297%21sea%21IT%213240397710&amp;curPageLogUid=4dRcQbsStMsj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 100k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table:style-name="ce3" office:value-type="string" calcext:value-type="string">
            <text:p>https://it.aliexpress.com/item/1005001509967511.html?spm=a2g0o.productlist.main.1.bb6173f8VEnENY&amp;algo_pvid=87a82b22-c5d1-40f7-b661-908c880754fc&amp;algo_exp_id=87a82b22-c5d1-40f7-b661-908c880754fc-0&amp;pdp_npi=3%40dis%21EUR%211.03%210.66%21%21%21%21%21%40211be54b16806815103256336d06eb%2112000016403364606%21sea%21IT%213240397710&amp;curPageLogUid=2Frj38iQeE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S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S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N – 4F 90°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table:style-name="ce3" office:value-type="string" calcext:value-type="string">
            <text:p>https://it.aliexpress.com/item/32980998451.html?spm=a2g0o.productlist.main.29.396e7cc6XvULQw&amp;algo_pvid=25405a53-79ae-4dca-8f21-b57575cfa6e3&amp;aem_p4p_detail=202304050151442602963466848700029059880&amp;algo_exp_id=25405a53-79ae-4dca-8f21-b57575cfa6e3-14&amp;pdp_npi=3%40dis%21EUR%210.84%210.79%21%21%21%21%21%40212279b716806847043851030d06c1%2166824644504%21sea%21IT%213240397710&amp;curPageLogUid=XIjcSOzKx1eU&amp;ad_pvid=202304050151442602963466848700029059880_3&amp;ad_pvid=202304050151442602963466848700029059880_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 – 6M 90°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,06</text:p>
          </table:table-cell>
          <table:table-cell table:style-name="ce3" office:value-type="string" calcext:value-type="string">
            <text:p>https://it.aliexpress.com/item/4000694229610.html?spm=a2g0o.productlist.main.1.6e34129b1ehcC1&amp;algo_pvid=a5824b7f-e1a7-4d6e-86c1-145104969a47&amp;algo_exp_id=a5824b7f-e1a7-4d6e-86c1-145104969a47-0&amp;pdp_npi=3%40dis%21EUR%211.12%211.06%21%21%21%21%21%40211bf55216806849617458115d06c7%2110000006047835005%21sea%21IT%213240397710&amp;curPageLogUid=yywhVTqwpfw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 – 2x4F vert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table:style-name="ce3" office:value-type="string" calcext:value-type="string">
            <text:p>https://it.aliexpress.com/item/1005004726242231.html?spm=a2g0o.productlist.main.19.13e9bae4YeGDbk&amp;algo_pvid=0053ce23-8dc4-4eee-ab52-7b1f3d46f9df&amp;aem_p4p_detail=202304050157133442882777571250028838128&amp;algo_exp_id=0053ce23-8dc4-4eee-ab52-7b1f3d46f9df-9&amp;pdp_npi=3%40dis%21EUR%210.64%210.64%21%21%21%21%21%402122443916806850331773412d06e0%2112000030246086360%21sea%21IT%213240397710&amp;curPageLogUid=WrFcg7e6IGWK&amp;ad_pvid=202304050157133442882777571250028838128_2&amp;ad_pvid=202304050157133442882777571250028838128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C-817 SOT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ini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/00/0000</text:date>, <text:time style:data-style-name="N2" text:time-value="09:43:17.304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22:27:44.933000000</meta:creation-date>
    <dc:date>2023-04-05T11:10:21.029000000</dc:date>
    <meta:editing-duration>PT1H30M21S</meta:editing-duration>
    <meta:editing-cycles>14</meta:editing-cycles>
    <meta:generator>LibreOffice/7.2.0.4$Windows_X86_64 LibreOffice_project/9a9c6381e3f7a62afc1329bd359cc48accb6435b</meta:generator>
    <meta:document-statistic meta:table-count="1" meta:cell-count="96" meta:object-count="0"/>
  </office:meta>
</office:document-meta>
</file>